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image/jpeg" manifest:full-path="Pictures/1000000000000C03000003E65D3E3739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000000" fo:min-height="0.25cm"/>
    </style:style>
    <style:style style:name="gr3" style:family="graphic" style:parent-style-name="standard">
      <style:graphic-properties draw:stroke="none" svg:stroke-color="#000000" draw:fill="solid" draw:fill-color="#000000" fo:min-height="1.25cm"/>
    </style:style>
    <style:style style:name="gr4" style:family="graphic" style:parent-style-name="standard">
      <style:graphic-properties draw:stroke="none" svg:stroke-color="#000000" draw:fill="solid" draw:fill-color="#000000" fo:min-height="1.061cm"/>
    </style:style>
    <style:style style:name="P1" style:family="paragraph">
      <style:paragraph-properties fo:text-align="center"/>
    </style:style>
    <style:style style:name="P2" style:family="paragraph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6.165cm" svg:x="1cm" svg:y="2.835cm">
          <draw:image xlink:href="Pictures/1000000000000C03000003E65D3E3739.jpg" xlink:type="simple" xlink:show="embed" xlink:actuate="onLoad">
            <text:p/>
          </draw:image>
        </draw:frame>
        <draw:frame draw:style-name="gr2" draw:text-style-name="P2" draw:layer="layout" svg:width="2.5cm" svg:height="0.963cm" svg:x="15cm" svg:y="2.537cm">
          <draw:text-box>
            <text:p text:style-name="P2">Port A</text:p>
          </draw:text-box>
        </draw:frame>
        <draw:frame draw:style-name="gr2" draw:text-style-name="P2" draw:layer="layout" svg:width="2.5cm" svg:height="0.963cm" svg:x="7.5cm" svg:y="2.5cm">
          <draw:text-box>
            <text:p text:style-name="P2">Port B</text:p>
          </draw:text-box>
        </draw:frame>
        <draw:frame draw:style-name="gr3" draw:text-style-name="P2" draw:layer="layout" svg:width="4cm" svg:height="1.675cm" svg:x="13.5cm" svg:y="7.825cm">
          <draw:text-box>
            <text:p text:style-name="P2">Adress- Einstellung</text:p>
          </draw:text-box>
        </draw:frame>
        <draw:frame draw:style-name="gr4" draw:text-style-name="P2" draw:layer="layout" svg:width="4cm" svg:height="1.675cm" svg:x="1.5cm" svg:y="1.825cm">
          <draw:text-box>
            <text:p text:style-name="P2">Anschluss <text:s/>Controoll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2M16S</meta:editing-duration>
    <meta:editing-cycles>3</meta:editing-cycles>
    <meta:generator>OpenOffice/4.1.7$Win32 OpenOffice.org_project/417m1$Build-9800</meta:generator>
    <dc:date>2020-11-06T18:06:29.14</dc:date>
    <dc:creator>Stefan Fambach</dc:creator>
    <meta:document-statistic meta:object-count="5"/>
  </office:meta>
</office:document-meta>
</file>